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 draw:opacity="100%"/>
      <style:paragraph-properties fo:margin-top="0.25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a61c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Heading_20_2">
      <loext:graphic-properties draw:fill="solid" draw:fill-color="#ffffff" draw:opacity="100%"/>
      <style:paragraph-properties fo:margin-top="0.1665in" fo:margin-bottom="0.0835in" style:contextual-spacing="false" fo:line-height="120%" fo:text-align="start" style:justify-single-word="false" fo:background-color="#ffffff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3" style:family="paragraph" style:parent-style-name="Heading_20_2">
      <style:paragraph-properties fo:text-align="start" style:justify-single-word="false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4" style:family="paragraph" style:parent-style-name="Heading_20_2">
      <loext:graphic-properties draw:fill="solid" draw:fill-color="#ffffff" draw:opacity="100%"/>
      <style:paragraph-properties fo:margin-top="0in" fo:margin-bottom="0.0835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5" style:family="paragraph" style:parent-style-name="Heading_20_2">
      <style:paragraph-properties fo:margin-top="0.1252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6" style:family="paragraph" style:parent-style-name="Heading_20_2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officeooo:paragraph-rsid="000b1746" style:text-blinking="false" fo:background-color="transparent"/>
    </style:style>
    <style:style style:name="P7" style:family="paragraph" style:parent-style-name="Heading_20_2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officeooo:rsid="000b1746" officeooo:paragraph-rsid="000dce74" style:text-blinking="false" fo:background-color="transparent"/>
    </style:style>
    <style:style style:name="P8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0b1746" style:text-blinking="false" fo:background-color="transparent"/>
    </style:style>
    <style:style style:name="P10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rsid="000b1746" officeooo:paragraph-rsid="000b1746" style:text-blinking="false" fo:background-color="transparent"/>
    </style:style>
    <style:style style:name="P11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rsid="000dce74" officeooo:paragraph-rsid="000dce74" style:text-blinking="false" fo:background-color="transparent"/>
    </style:style>
    <style:style style:name="P12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rsid="0011c621" officeooo:paragraph-rsid="0011c621" style:text-blinking="false" fo:background-color="transparent"/>
    </style:style>
    <style:style style:name="P13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officeooo:paragraph-rsid="000b1746" style:text-blinking="false" fo:background-color="transparent"/>
    </style:style>
    <style:style style:name="P14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officeooo:paragraph-rsid="000c094c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Arial" fo:font-size="20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text-align="start" style:justify-single-word="false"/>
      <style:text-properties fo:font-weight="normal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Heading_20_1">
      <style:paragraph-properties fo:margin-top="0.1665in" fo:margin-bottom="0.0835in" style:contextual-spacing="false" fo:line-height="120%" fo:text-align="start" style:justify-single-word="false" style:writing-mode="lr-tb"/>
      <style:text-properties fo:font-variant="normal" fo:text-transform="none" fo:color="#a61c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paragraph-properties fo:text-align="start" style:justify-single-word="false"/>
      <style:text-properties officeooo:rsid="0012660c" officeooo:paragraph-rsid="0012660c"/>
    </style:style>
    <style:style style:name="P20" style:family="paragraph" style:parent-style-name="Text_20_body">
      <style:paragraph-properties fo:text-align="start" style:justify-single-word="false"/>
      <style:text-properties fo:font-weight="normal"/>
    </style:style>
    <style:style style:name="P21" style:family="paragraph" style:parent-style-name="Text_20_body" style:list-style-name="L1">
      <loext:graphic-properties draw:fill="solid" draw:fill-color="#ffffff" draw:opacity="100%"/>
      <style:paragraph-properties fo:margin-top="0.0835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2">
      <loext:graphic-properties draw:fill="solid" draw:fill-color="#ffffff" draw:opacity="100%"/>
      <style:paragraph-properties fo:margin-top="0.0835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">
      <loext:graphic-properties draw:fill="solid" draw:fill-color="#ffffff" draw:opacity="100%"/>
      <style:paragraph-properties fo:margin-top="0in" fo:margin-bottom="0.139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">
      <loext:graphic-properties draw:fill="solid" draw:fill-color="#ffffff" draw:opacity="100%"/>
      <style:paragraph-properties fo:margin-top="0in" fo:margin-bottom="0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2">
      <loext:graphic-properties draw:fill="solid" draw:fill-color="#ffffff" draw:opacity="100%"/>
      <style:paragraph-properties fo:margin-top="0in" fo:margin-bottom="0.0835in" style:contextual-spacing="false" fo:line-height="120%" fo:text-align="start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3">
      <loext:graphic-properties draw:fill="none" draw:fill-color="#ffffff"/>
      <style:paragraph-properties fo:margin-top="0.0417in" fo:margin-bottom="0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4">
      <loext:graphic-properties draw:fill="none" draw:fill-color="#ffffff"/>
      <style:paragraph-properties fo:margin-top="0.0417in" fo:margin-bottom="0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3">
      <loext:graphic-properties draw:fill="none" draw:fill-color="#ffffff"/>
      <style:paragraph-properties fo:margin-top="0in" fo:margin-bottom="0.0417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4">
      <loext:graphic-properties draw:fill="none" draw:fill-color="#ffffff"/>
      <style:paragraph-properties fo:margin-top="0in" fo:margin-bottom="0.0417in" style:contextual-spacing="false" fo:line-height="120%" fo:text-align="start" style:justify-single-word="false" fo:background-color="transparent" fo:padding="0in" fo:border="non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.0417in" fo:margin-bottom="0.0417in" style:contextual-spacing="false" fo:line-height="120%" fo:text-align="start" style:justify-single-word="false" style:writing-mode="lr-tb"/>
      <style:text-properties fo:font-variant="normal" fo:text-transform="none" fo:color="#222222" loext:opacity="100%" style:text-line-through-style="none" style:text-line-through-type="none" style:font-name="Arial" fo:font-size="11pt" fo:font-style="normal" style:text-underline-style="none" fo:font-weight="normal" officeooo:paragraph-rsid="000c094c" style:text-blinking="false" fo:background-color="transparent"/>
    </style:style>
    <style:style style:name="T1" style:family="text">
      <style:text-properties officeooo:rsid="00097fb3"/>
    </style:style>
    <style:style style:name="T2" style:family="text">
      <style:text-properties fo:font-variant="normal" fo:text-transform="none" fo:color="#1c4587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" style:family="text">
      <style:text-properties officeooo:rsid="000b1746"/>
    </style:style>
    <style:style style:name="T4" style:family="text">
      <style:text-properties officeooo:rsid="000dce74"/>
    </style:style>
    <style:style style:name="T5" style:family="text">
      <style:text-properties officeooo:rsid="000fae6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docs-internal-guid-b9fb776c-7fff-cf94-03a2-37b1e343b32b"/>NOM Prénom (à remplacer)</text:p>
      <text:p text:style-name="P19">(Nom du fichier à remplacer également par votre nom-prenom)</text:p>
      <text:h text:style-name="P1" text:outline-level="1"><text:bookmark text:name="docs-internal-guid-3a9582b2-7fff-215d-6f52-6118624e49bd"/>Compétence : Développer pour le web et les médias numériques</text:h>
      <text:h text:style-name="P4" text:outline-level="2">Composantes essentielles ou critères de qualité </text:h>
      <text:list xml:id="list1213981526" text:style-name="L1">
        <text:list-item>
          <text:p text:style-name="P21">En se conformant aux standards du Web et aux normes d’accessibilité</text:p>
        </text:list-item>
        <text:list-item>
          <text:p text:style-name="P23">En produisant du code fonctionnel, sobre et réutilisable</text:p>
        </text:list-item>
      </text:list>
      <text:h text:style-name="P2" text:outline-level="2">Apprentissages critiques à valider</text:h>
      <text:list xml:id="list4174045158" text:style-name="L2">
        <text:list-item>
          <text:p text:style-name="P22">Exploiter de manière autonome un environnement de développement efficace et productif</text:p>
        </text:list-item>
        <text:list-item>
          <text:p text:style-name="P24">Produire des pages Web fluides incluant un balisage sémantique efficace</text:p>
        </text:list-item>
        <text:list-item>
          <text:p text:style-name="P24">Générer des pages Web à partir de données structurées</text:p>
        </text:list-item>
        <text:list-item>
          <text:p text:style-name="P26">Mettre en ligne une application Web en utilisant une solution d’hébergement standard</text:p>
        </text:list-item>
      </text:list>
      <text:p text:style-name="P17"/>
      <text:p text:style-name="P8">Dans ce rapport vous expliquerez en quoi le travail que vous avez réalisé pour la SAE 105 vous <text:span text:style-name="T1">a</text:span> rendu compétent. Pour chaque élément, vous donnerez des preuves de compétences :</text:p>
      <text:list xml:id="list2804933172" text:style-name="L3">
        <text:list-item>
          <text:p text:style-name="P27">Des exemples issus d<text:span text:style-name="T1">u code ou partie de code que vous avez développé</text:span></text:p>
        </text:list-item>
        <text:list-item>
          <text:p text:style-name="P29">Des éléments de cours, des normes W3C ou WCAG que vous avez utilisé</text:p>
        </text:list-item>
      </text:list>
      <text:p text:style-name="P16"/>
      <text:h text:style-name="P18" text:outline-level="1"><text:bookmark text:name="docs-internal-guid-4fdbceec-7fff-44eb-73f8-567ffdf96b0e"/>Rapport personnel à compléter</text:h>
      <text:p text:style-name="P8">Vous serez interrogé sur ce rapport durant les séances d’évaluation en fin de SAE</text:p>
      <text:h text:style-name="P5" text:outline-level="2">Je me suis conformé aux standards du Web et aux normes d’accessibilité :</text:h>
      <text:p text:style-name="P8">Expliquez pourquoi :</text:p>
      <text:p text:style-name="P31">Comment pouvez-vous le prouver ?</text:p>
      <text:p text:style-name="P14"><text:line-break/><text:bookmark text:name="docs-internal-guid-1865aee3-7fff-0cae-46c5-050631255d25"/><text:span text:style-name="T2">J’ai produit du code fonctionnel, sobre et réutilisable :</text:span></text:p>
      <text:p text:style-name="P8">Expliquez pourquoi :</text:p>
      <text:list xml:id="list2041157463" text:style-name="L4">
        <text:list-item>
          <text:p text:style-name="P28">réutilisable : mon code est-il lisible par un autre développeur ?</text:p>
        </text:list-item>
        <text:list-item>
          <text:p text:style-name="P25">fonctionnel : mon code et les fichiers ressources sont-ils correctement rangés ?</text:p>
        </text:list-item>
        <text:list-item>
          <text:p text:style-name="P30">sobre : comment ai-je réussi à éviter de dupliquer du code (copier/coller) ?</text:p>
        </text:list-item>
      </text:list>
      <text:p text:style-name="P16"><text:line-break/><text:line-break/></text:p>
      <text:h text:style-name="P5" text:outline-level="2">Je suis autonome sur mon environnement de développement :</text:h>
      <text:p text:style-name="P8">Quelques outils, logiciels, plugin avez-vous utilisés ?</text:p>
      <text:p text:style-name="P16"><text:soft-page-break/><text:line-break/></text:p>
      <text:h text:style-name="P5" text:outline-level="2">J’ai produit des pages incluant un balisage sémantique efficace :</text:h>
      <text:p text:style-name="P8">Mon code HTML est-il sémantiquement efficace ?</text:p>
      <text:p text:style-name="P8">Mes styles CSS sont-ils efficaces, <text:span text:style-name="T3">réutilisables</text:span> ?</text:p>
      <text:p text:style-name="P17"/>
      <text:h text:style-name="P3" text:outline-level="2"><text:bookmark text:name="docs-internal-guid-a05e5b4c-7fff-abec-183e-01296300a206"/>J’ai mis en ligne mon site Web en utilisant une solution d’hébergement standard :</text:h>
      <text:p text:style-name="P8">Quels outils ai-je utilisé ? Une preuve peut être une notice d’installation en quelques phrases.</text:p>
      <text:p text:style-name="P8"/>
      <text:h text:style-name="P6" text:outline-level="2">J’ai <text:span text:style-name="T3">travaillé en groupe</text:span> :</text:h>
      <text:p text:style-name="P9">Quels <text:span text:style-name="T3">moyens techniques</text:span> ai-je utilisé ?</text:p>
      <text:p text:style-name="P10">Quels moyens méthodologiques ai-je mis en place, comment ai-je séparé les tâches ?</text:p>
      <text:p text:style-name="P12">Quels outils collaboratifs ai-je utilisé ? (live share, git...)</text:p>
      <text:p text:style-name="P10"/>
      <text:h text:style-name="P7" text:outline-level="2">J’ai <text:span text:style-name="T4">rencontré des difficultés </text:span>:</text:h>
      <text:p text:style-name="P11"><text:span text:style-name="T5">Comment</text:span> ai-je <text:span text:style-name="T5">résolu mes problèmes</text:span> ?</text:p>
      <text:p text:style-name="P13"/>
      <text:p text:style-name="P17"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0T16:28:26.059511964</meta:creation-date>
    <meta:generator>LibreOffice/7.1.7.2$MacOSX_X86_64 LibreOffice_project/c6a4e3954236145e2acb0b65f68614365aeee33f</meta:generator>
    <dc:date>2022-01-11T10:18:03.663977237</dc:date>
    <meta:editing-duration>PT38M40S</meta:editing-duration>
    <meta:editing-cycles>6</meta:editing-cycles>
    <meta:document-statistic meta:table-count="0" meta:image-count="0" meta:object-count="0" meta:page-count="2" meta:paragraph-count="40" meta:word-count="362" meta:character-count="2230" meta:non-whitespace-character-count="1909"/>
  </office:meta>
</office:document-meta>
</file>